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1" style:family="table-column">
      <style:table-column-properties fo:break-before="auto" style:column-width="7.5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.353cm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.353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.353cm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1" style:family="table-cell" style:parent-style-name="Default">
      <style:table-cell-properties fo:border-bottom="none" style:text-align-source="value-type" style:repeat-content="false" fo:border-left="none" fo:border-right="0.74pt solid #000000" fo:border-top="none"/>
      <style:paragraph-properties fo:margin-left="0cm"/>
    </style:style>
    <style:style style:name="ce32" style:family="table-cell" style:parent-style-name="Default">
      <style:table-cell-properties fo:border-bottom="0.74pt solid #000000" style:text-align-source="value-type" style:repeat-content="false" fo:border-left="none" fo:border-right="0.74pt solid #000000" fo:border-top="none"/>
      <style:paragraph-properties fo:margin-left="0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14">
      <style:table-cell-properties fo:border="none"/>
    </style:style>
    <style:style style:name="ce16" style:family="table-cell" style:parent-style-name="Default">
      <style:table-cell-properties style:text-align-source="value-type" style:repeat-content="false" fo:wrap-option="wrap" style:vertical-align="top"/>
      <style:paragraph-properties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9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svg:stroke-width="0cm" draw:marker-start-width="0.2cm" draw:marker-end-width="0.2cm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position="-8% 58%" style:font-size-asian="10pt" style:font-size-complex="10pt"/>
    </style:style>
    <style:style style:name="T2" style:family="text">
      <style:text-properties fo:font-size="10pt" style:text-underline-style="none" style:text-underline-color="font-color" style:font-size-asian="10pt" style:font-size-complex="10pt" style:text-overline-style="solid" style:text-overline-width="auto" style:text-overline-color="font-color"/>
    </style:style>
    <style:style style:name="T3" style:family="text">
      <style:text-properties style:font-name="Liberation Sans1"/>
    </style:style>
    <style:style style:name="T4" style:family="text">
      <style:text-properties style:text-position="-8%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position="0% 100%" style:text-overline-style="solid" style:text-overline-width="auto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="Liberation Sans1" style:font-name-asian="Liberation Sans1" style:font-name-complex="Liberation Sans1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="Liberation Sans" style:font-name-asian="DejaVu Sans" style:font-name-complex="Droid Sans Devanagari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position="0% 100%" style:font-name="Liberation Sans" style:font-name-asian="DejaVu Sans" style:font-name-complex="Droid Sans Devanagari" style:text-overline-style="solid" style:text-overline-width="auto" style:text-overline-color="font-color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0.001cm" svg:height="0.474cm" svg:x="12.061cm" svg:y="9.88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внедрённый объект (OLE) 2" draw:style-name="gr1" draw:text-style-name="P1" svg:width="0.001cm" svg:height="0.474cm" svg:x="12.061cm" svg:y="9.88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6</text:p>
          </table:table-cell>
          <table:covered-table-cell table:style-name="ce2"/>
          <table:covered-table-cell table:number-columns-repeated="8"/>
        </table:table-row>
        <table:table-row table:style-name="ro1">
          <table:table-cell table:style-name="ce2" office:value-type="string" calcext:value-type="string" table:number-columns-spanned="10" table:number-rows-spanned="1">
            <text:p>Проверка гипотезы о среднем с помощью статистики Стьюдента (t-тест)</text:p>
          </table:table-cell>
          <table:covered-table-cell table:style-name="ce2"/>
          <table:covered-table-cell table:number-columns-repeated="8"/>
        </table:table-row>
        <table:table-row table:style-name="ro1"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2" office:value-type="string" calcext:value-type="string" table:number-columns-spanned="9" table:number-rows-spanned="1">
            <text:p>Сформулировать и проверить статистическую гипотезу для приведенной задачи</text:p>
          </table:table-cell>
          <table:covered-table-cell table:number-columns-repeated="8"/>
        </table:table-row>
        <table:table-row table:style-name="ro1"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style-name="ce2" table:number-columns-spanned="9" table:number-rows-spanned="1"/>
          <table:covered-table-cell table:number-columns-repeated="8"/>
        </table:table-row>
        <table:table-row table:style-name="ro1">
          <table:table-cell table:style-name="ce2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Дано: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26" office:value-type="string" calcext:value-type="string">
            <text:p>Генеральная средняя (μ<text:span text:style-name="T1">0</text:span>)</text:p>
          </table:table-cell>
          <table:table-cell table:style-name="ce31" office:value-type="float" office:value="4800" calcext:value-type="float">
            <text:p>4800</text:p>
          </table:table-cell>
          <table:table-cell/>
          <table:table-cell table:style-name="ce11" office:value-type="string" calcext:value-type="string">
            <text:p>Степени свободы (df)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Выборочная средняя (<text:span text:style-name="T2">x</text:span>)</text:p>
          </table:table-cell>
          <table:table-cell table:style-name="ce31" office:value-type="float" office:value="4235" calcext:value-type="float">
            <text:p>4235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Стандартное отклонение (<text:span text:style-name="T3">σ</text:span>)</text:p>
          </table:table-cell>
          <table:table-cell table:style-name="ce31"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Объём выборки (n)</text:p>
          </table:table-cell>
          <table:table-cell table:style-name="ce31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Уровень значимости (<text:span text:style-name="T3">α</text:span>)</text:p>
          </table:table-cell>
          <table:table-cell table:style-name="ce32"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Основная гипотеза</text:p>
          </table:table-cell>
          <table:table-cell table:style-name="ce11" office:value-type="string" calcext:value-type="string">
            <text:p><text:span text:style-name="T5">μ</text:span><text:span text:style-name="T6">0</text:span><text:span text:style-name="T7"> = </text:span><text:span text:style-name="T8">x</text:span>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>
            <text:p>Альтернативная гипотеза</text:p>
          </table:table-cell>
          <table:table-cell table:style-name="ce11" office:value-type="string" calcext:value-type="string">
            <text:p><text:span text:style-name="T5">μ</text:span><text:span text:style-name="T6">0</text:span><text:span text:style-name="T7"> </text:span><text:span text:style-name="T9">≠</text:span><text:span text:style-name="T10"> </text:span><text:span text:style-name="T11">x</text:span></text:p>
          </table:table-cell>
          <table:table-cell table:style-name="ce17" office:value-type="string" calcext:value-type="string" table:number-columns-spanned="2" table:number-rows-spanned="1">
            <text:p>→ Критическая область двусторонняя</text:p>
          </table:table-cell>
          <table:covered-table-cell table:style-name="ce11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6" office:value-type="string" calcext:value-type="string">
            <text:p>Критическое значение (t)</text:p>
          </table:table-cell>
          <table:table-cell table:style-name="ce12" table:formula="of:=COM.MICROSOFT.T.INV.2T([.B13]; [.E9])" office:value-type="float" office:value="1.71088207990943" calcext:value-type="float">
            <text:p>1,711</text:p>
          </table:table-cell>
          <table:table-cell table:style-name="ce18" office:value-type="string" calcext:value-type="string" table:number-columns-spanned="8" table:number-rows-spanned="1">
            <text:p><text:span text:style-name="T5">→ Критическое значение было вычислено при помощи функции СТЬЮДЕНТ.ОБР.2Х из статистического пакета.Параметрами функции являются уровень значимости (</text:span><text:span text:style-name="T13">α</text:span>) и степени свободы (df)</text:p>
          </table:table-cell>
          <table:covered-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Критическая область</text:p>
          </table:table-cell>
          <table:table-cell table:style-name="ce11" office:value-type="string" calcext:value-type="string" table:number-columns-spanned="2" table:number-rows-spanned="1">
            <text:p>(-∞; -1,711) ∪ (1,711; +<text:span text:style-name="T12">∞</text:span>)</text:p>
          </table:table-cell>
          <table:covered-table-cell table:style-name="ce11"/>
          <table:table-cell table:number-columns-repeated="3"/>
          <table:table-cell>
            <draw:frame draw:z-index="2" draw:name="внедрённый объект (OLE) 3" draw:style-name="gr2" draw:text-style-name="P1" svg:width="2cm" svg:height="2cm" svg:x="1.299cm" svg:y="0.423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Наблюдаемое значение критерия (t<text:span text:style-name="T4">набл</text:span>)</text:p>
          </table:table-cell>
          <table:table-cell table:style-name="ce12" table:formula="of:=([.B10]-[.B9])/([.B11]/SQRT([.B12]))" office:value-type="float" office:value="-3.53125" calcext:value-type="float">
            <text:p>-3,531</text:p>
          </table:table-cell>
          <table:table-cell office:value-type="string" calcext:value-type="string" table:number-columns-spanned="8" table:number-rows-spanned="1">
            <text:p>→ Наблюдаемое значение критерия было вычислено по следующей формуле:</text:p>
          </table:table-cell>
          <table:covered-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3">
          <table:table-cell table:style-name="ce8" office:value-type="string" calcext:value-type="string">
            <text:p>Вывод:</text:p>
          </table:table-cell>
          <table:table-cell table:style-name="ce16" office:value-type="string" calcext:value-type="string" table:number-columns-spanned="9" table:number-rows-spanned="1">
            <text:p>В ходе лабораторной работы была произведена проверка гипотезы о среднем с помощью статистики Стьюдента для приведённой задачи. Выяснилось, что при уровне значимости равном 10% следует отклонить основную гипотезу, то есть опровергнуть утверждение менеджера о том, что размер кредита выдаваемого клиентам, составляет в среднем 4800$ со стандартным отклонением в 800$</text:p>
          </table:table-cell>
          <table:covered-table-cell table:number-columns-repeated="8"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7">
      <number:number number:decimal-places="20" number:min-decimal-places="2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09:10:22.805656402</meta:creation-date>
    <dc:date>2023-03-06T15:49:56.966188359</dc:date>
    <meta:editing-duration>PT1H42M50S</meta:editing-duration>
    <meta:editing-cycles>9</meta:editing-cycles>
    <meta:generator>LibreOffice/7.5.1.2$Linux_X86_64 LibreOffice_project/fcbaee479e84c6cd81291587d2ee68cba099e129</meta:generator>
    <meta:document-statistic meta:table-count="1" meta:cell-count="33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frac>
      <mrow>
        <mover accent="true">
          <mi>x</mi>
          <mo>¯</mo>
        </mover>
        <mo stretchy="false">−</mo>
        <msub>
          <mi>μ</mi>
          <mn>0</mn>
        </msub>
      </mrow>
      <mfrac bevelled="true">
        <mi>σ</mi>
        <msqrt>
          <mi>n</mi>
        </msqrt>
      </mfrac>
    </mfrac>
    <annotation encoding="StarMath 5.0">frac { overline {x} - μ_0} { {σ} wideslash { sqrt {n} }  }</annotation>
  </semantics>
</math>
</file>